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8d6" officeooo:paragraph-rsid="000738d6"/>
    </style:style>
    <style:style style:name="P2" style:family="paragraph" style:parent-style-name="Standard">
      <style:text-properties officeooo:rsid="000f3f48" officeooo:paragraph-rsid="000f3f48"/>
    </style:style>
    <style:style style:name="T1" style:family="text">
      <style:text-properties officeooo:rsid="001080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c Nisley</text:p>
      <text:p text:style-name="P1">COSC 4785</text:p>
      <text:p text:style-name="P1">Program 3 Error Handling Explained</text:p>
      <text:p text:style-name="P1"/>
      <text:p text:style-name="P1">Lexical Errors will be printed by the lexical analyzer at the time they are encountered. They will match the following format.</text:p>
      <text:p text:style-name="P1"/>
      <text:p text:style-name="P1">&lt;Error token&gt; type lexical error at &lt;yylineno&gt; : &lt;firstColumn&gt; :: <text:s/>&lt;value&gt;</text:p>
      <text:p text:style-name="P1"/>
      <text:p text:style-name="P1">Syntactic Errors:</text:p>
      <text:p text:style-name="P1"/>
      <text:p text:style-name="P2">I included errors to account for all the errors I could find in the error test file.</text:p>
      <text:p text:style-name="P2"/>
      <text:p text:style-name="P2">This includes:</text:p>
      <text:p text:style-name="P2">One error in name to account for an error instead of getting a DOT in something like name.ID.</text:p>
      <text:p text:style-name="P2">One error in statement to account for a forgotten ; when doing ID = exp ;</text:p>
      <text:p text:style-name="P2">One error in lVarDecs to account for a forgotten ; when doing type ID;</text:p>
      <text:p text:style-name="P2">One error in block to account for a forgotten } when doing { statements }</text:p>
      <text:p text:style-name="P2">One error in methdec to account for a forgotten ) when doing type ID ()<text:span text:style-name="T1">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0-15T15:43:39.224275880</meta:creation-date>
    <dc:date>2021-10-31T22:23:09.216273270</dc:date>
    <meta:editing-duration>PT30M5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40" meta:character-count="749" meta:non-whitespace-character-count="621"/>
  </office:meta>
</office:document-meta>
</file>